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16" style:family="table-cell" style:parent-style-name="Default">
      <style:text-properties fo:color="#80808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8" table:default-cell-style-name="ce3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table:style-name="Default" office:value-type="string" calcext:value-type="string">
            <text:p>WORK-IN-PROGRESS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style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refactor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perf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test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chore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build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ci</text:p>
          </table:table-cell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1"/>
          <table:table-cell table:number-columns-repeated="9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onfirmations and -y options</text:p>
          </table:table-cell>
          <table:table-cell table:style-name="Default" table:number-columns-repeated="59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0" table:number-columns-repeated="64"/>
          <table:table-cell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 table:number-columns-repeated="2"/>
          <table:table-cell table:style-name="ce3"/>
          <table:table-cell table:number-columns-repeated="61"/>
          <table:table-cell table:style-name="ce3" table:number-columns-repeated="96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5:10:23.058572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0-09T15:11:23.096354619</dc:date>
    <meta:editing-duration>PT5H53M2S</meta:editing-duration>
    <meta:editing-cycles>29</meta:editing-cycles>
    <meta:document-statistic meta:table-count="1" meta:cell-count="53" meta:object-count="0"/>
  </office:meta>
</office:document-meta>
</file>